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6.384cm"/>
    </style:style>
    <style:style style:name="co4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Region</text:p>
          </table:table-cell>
          <table:table-cell table:style-name="ce1" office:value-type="string">
            <text:p>Dungeon Name</text:p>
          </table:table-cell>
          <table:table-cell table:style-name="ce1" office:value-type="string">
            <text:p>Them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Abibon-Gora</text:p>
          </table:table-cell>
          <table:table-cell table:style-name="ce2" office:value-type="string">
            <text:p>Castle Garomy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caire</text:p>
          </table:table-cell>
          <table:table-cell table:style-name="ce2" office:value-type="string">
            <text:p>The Citadel of Moor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Castle Vor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Maom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Shallir Tower</text:p>
          </table:table-cell>
          <table:table-cell table:style-name="ce2" office:value-type="string">
            <text:p>Castle</text:p>
          </table:table-cell>
          <table:table-cell table:style-name="ce1" office:value-type="string">
            <text:p>Castle Count</text:p>
          </table:table-cell>
          <table:table-cell table:style-name="ce6" table:formula="of:=COUNTIF([.C$1:.C$1048576]; &quot;Castle&quot;)" office:value-type="float" office:value="173">
            <text:p>1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Fortress of Therdke</text:p>
          </table:table-cell>
          <table:table-cell table:style-name="ce2" office:value-type="string">
            <text:p>Castle</text:p>
          </table:table-cell>
          <table:table-cell table:style-name="ce1" office:value-type="string">
            <text:p>Castle Asylum Count</text:p>
          </table:table-cell>
          <table:table-cell table:style-name="ce6" table:formula="of:=COUNTIF([.C$1:.C$1048576]; &quot;Castle Asylum&quot;)" office:value-type="float" office:value="65">
            <text:p>6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Tower of Thuze</text:p>
          </table:table-cell>
          <table:table-cell table:style-name="ce2" office:value-type="string">
            <text:p>Castle</text:p>
          </table:table-cell>
          <table:table-cell table:style-name="ce1" office:value-type="string">
            <text:p>Graveyard Count</text:p>
          </table:table-cell>
          <table:table-cell table:style-name="ce6" table:formula="of:=COUNTIF([.C$1:.C$1048576]; &quot;Graveyard&quot;)" office:value-type="float" office:value="84">
            <text:p>8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ower Dasen</text:p>
          </table:table-cell>
          <table:table-cell table:style-name="ce2" office:value-type="string">
            <text:p>Castle</text:p>
          </table:table-cell>
          <table:table-cell table:style-name="ce1" office:value-type="string">
            <text:p>Ruined Castle Count</text:p>
          </table:table-cell>
          <table:table-cell table:style-name="ce6" table:formula="of:=COUNTIF([.C$1:.C$1048576]; &quot;Ruined Castle&quot;)" office:value-type="float" office:value="249">
            <text:p>24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Andyrick's Guard</text:p>
          </table:table-cell>
          <table:table-cell table:style-name="ce2" office:value-type="string">
            <text:p>Castle</text:p>
          </table:table-cell>
          <table:table-cell table:style-name="ce1" office:value-type="string">
            <text:p>Ruins Count</text:p>
          </table:table-cell>
          <table:table-cell table:style-name="ce6" table:formula="of:=COUNTIF([.C$1:.C$1048576]; &quot;Ruins&quot;)"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Castle Darkoghul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Castle Inveroghus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Castle Lithomaus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Citadel of Per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Fortress of Dunory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Fortress of Rod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Fortress of Rod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Hold of Gondore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Hold of Hawksmi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ower Green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ower Green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ower Woodfo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Uthard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Woodfield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yasofya</text:p>
          </table:table-cell>
          <table:table-cell table:style-name="ce2" office:value-type="string">
            <text:p>The Citadel of Glarge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yasofya</text:p>
          </table:table-cell>
          <table:table-cell table:style-name="ce2" office:value-type="string">
            <text:p>The Tower of Chogo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horiane</text:p>
          </table:table-cell>
          <table:table-cell table:style-name="ce2" office:value-type="string">
            <text:p>Castle Bed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Castle Andisty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Castle Edw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Castle Inveromius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Castle Nebuchovo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Moorhart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Castle of Yeomh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Tower of Andory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Tower of Hearth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enia</text:p>
          </table:table-cell>
          <table:table-cell table:style-name="ce1" office:value-type="string">
            <text:p>The Hold of Kington</text:p>
          </table:table-cell>
          <table:table-cell table:style-name="ce1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Castle Corrogh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Castle Greenh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Castle Necromogh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Castle Vladimy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Castle Vladiv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Hearthham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astle of Copperfie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astle of Masterfo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itadel of Coppersley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itadel of Wick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Fortress of Gaersmi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Fortress of Mastersmi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Hold of Moorin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Tower of Kingin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Tower of Woodwin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k'fron</text:p>
          </table:table-cell>
          <table:table-cell table:style-name="ce2" office:value-type="string">
            <text:p>Boghtam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Boorche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Castle Larke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D'othar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D'urdem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Khertom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Citadel of T'icho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Fortress of Grurk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Hold of Cird'ker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Stronghold of Cyus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ower Fhormt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ower T'all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Agrynak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Castle Agrory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Castle Balthelul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Castle Corrulus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Castle Darkehaus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Castle Mordyval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Hawkton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Citadel of Copperfie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Citadel of Masterin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Fortress of Hearthfo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phesus</text:p>
          </table:table-cell>
          <table:table-cell table:style-name="ce2" office:value-type="string">
            <text:p>Castle Raark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Castle Count Vladob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Castle Inverobo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Castle Lord Nebuchul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Castle Stadeh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Castle Veranezz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Tower of Ashhart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Tower of Hearthsley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Tower of Mastersmi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Tower of Mordycto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Rodyn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Uthyn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Yeomwing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Castle Alabane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Castle Viscount Garezo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Peryval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Citadel of Gaersly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Hold of And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Stronghold of Uthory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ower Gondyval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Woodhart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sle of Balfiera</text:p>
          </table:table-cell>
          <table:table-cell table:style-name="ce2" office:value-type="string">
            <text:p>The Tower of Copperhart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Castle Duke Necromehul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The Fortress of Gaersly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The Hold of Edw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ozanset</text:p>
          </table:table-cell>
          <table:table-cell table:style-name="ce2" office:value-type="string">
            <text:p>Castle Vlaru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Faurp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Tower of Ghast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nevia</text:p>
          </table:table-cell>
          <table:table-cell table:style-name="ce2" office:value-type="string">
            <text:p>Kingwin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nevia</text:p>
          </table:table-cell>
          <table:table-cell table:style-name="ce2" office:value-type="string">
            <text:p>The Tower of Mastersley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Castle Corroboth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Castle Shrug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Castle Sught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Rumta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Citadel of Lherche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Hold of T'ash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yrkwasa</text:p>
          </table:table-cell>
          <table:table-cell table:style-name="ce2" office:value-type="string">
            <text:p>The Fortress of T'ofyl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The Citadel of Rod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The Tower of Perasty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rsinium</text:p>
          </table:table-cell>
          <table:table-cell table:style-name="ce2" office:value-type="string">
            <text:p>Castle Ash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hrygias</text:p>
          </table:table-cell>
          <table:table-cell table:style-name="ce2" office:value-type="string">
            <text:p>Castle Uthistai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hrygias</text:p>
          </table:table-cell>
          <table:table-cell table:style-name="ce2" office:value-type="string">
            <text:p>The Fortress of Greenh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othago</text:p>
          </table:table-cell>
          <table:table-cell table:style-name="ce2" office:value-type="string">
            <text:p>T'over Towe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ntaki</text:p>
          </table:table-cell>
          <table:table-cell table:style-name="ce2" office:value-type="string">
            <text:p>Slildum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ntaki</text:p>
          </table:table-cell>
          <table:table-cell table:style-name="ce2" office:value-type="string">
            <text:p>Tower Khuzke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ntaki</text:p>
          </table:table-cell>
          <table:table-cell table:style-name="ce2" office:value-type="string">
            <text:p>V'is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takalaam</text:p>
          </table:table-cell>
          <table:table-cell table:style-name="ce2" office:value-type="string">
            <text:p>Durchem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takalaam</text:p>
          </table:table-cell>
          <table:table-cell table:style-name="ce2" office:value-type="string">
            <text:p>The Hold of Kejte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Castle Lithovezz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Castle Shoj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Klamem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Fortress of Chogke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Fortress of Fhoju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Hold of Nuchta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Hold of Vluve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halgora</text:p>
          </table:table-cell>
          <table:table-cell table:style-name="ce2" office:value-type="string">
            <text:p>The Castle of Buckinghart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Castle Duke Morobe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Castle M'arhte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Castle Viscount Darkom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The Castle of Klirchte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The Citadel of Blez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The Stronghold of Sofyl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Castle Faortta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Castle Gish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Castle Maame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Castle Vla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Tower of Ghirtt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Tower of Me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Tower of Nhorc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ower Baura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Castle Magnuli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Hawking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The Citadel of Hearth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The Citadel of Theodyrick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The Stronghold of Bedane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Tower Copperfie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Castle Edwycto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The Citadel of Hearthsly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The Citadel of Woodfie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The Stronghold of Bedyval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The Tower of Trystival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Yeomfield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Ashing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Castle Bedane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Castle Lithovi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Castle Necromeh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Dunyval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Masterham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Citadel of Masterfo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Fortress of Master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Fortress of Uth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Hold of Wickfie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Tower of Uthyrick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ower Uthisty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ower Woodcroft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Woodwing's Hol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Castle Baranezzar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Castle Nebuchezam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Moorsmith's Guard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The Fortress of Greening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2" office:value-type="string">
            <text:p>The Castle of Copperston</text:p>
          </table:table-cell>
          <table:table-cell table:style-name="ce2" office:value-type="string">
            <text:p>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bibon-Gora</text:p>
          </table:table-cell>
          <table:table-cell table:style-name="ce2" office:value-type="string">
            <text:p>The Dorkum Asyl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Andyn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Gaol of Edworya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Gondistair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Tristyn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yasofya</text:p>
          </table:table-cell>
          <table:table-cell table:style-name="ce2" office:value-type="string">
            <text:p>The Gaol of Boish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yasofya</text:p>
          </table:table-cell>
          <table:table-cell table:style-name="ce3" office:value-type="string">
            <text:p>The Mard House of Correcti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yasofya</text:p>
          </table:table-cell>
          <table:table-cell table:style-name="ce3" office:value-type="string">
            <text:p>The Penitentiary of Thusto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rgama</text:p>
          </table:table-cell>
          <table:table-cell table:style-name="ce2" office:value-type="string">
            <text:p>The Gharpt Asyl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Agrynak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Gaol of Agristair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Prison of Mordyva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Alabywyr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Bedyctor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Agryn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Alabane House of Correcti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Alabore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Edwistair Asyl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Edwyval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Penitentiary of Rodorya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Bedyn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Gaol of Perard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Prison of Mordyrick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Uthyrick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phesus</text:p>
          </table:table-cell>
          <table:table-cell table:style-name="ce2" office:value-type="string">
            <text:p>The Prison of B'etha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Prison of Alaborya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Prison of Tristynak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The Dunard House of Correcti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The Gaol of Gondard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Agrard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Prison of Andyctor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Prison of Edwyrick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Theodyn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odore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irou</text:p>
          </table:table-cell>
          <table:table-cell table:style-name="ce2" office:value-type="string">
            <text:p>Dhigur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irou</text:p>
          </table:table-cell>
          <table:table-cell table:style-name="ce2" office:value-type="string">
            <text:p>The Glarcer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The Edwistyr Asyl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The Penitentiary of Gondyrick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oegria</text:p>
          </table:table-cell>
          <table:table-cell table:style-name="ce2" office:value-type="string">
            <text:p>The Gaol of Gondard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Prison of Glurk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Prison of Grictke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Prison of Tlille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3" office:value-type="string">
            <text:p>The Barkten House of Correcti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3" office:value-type="string">
            <text:p>The Khellun House of Correcti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3" office:value-type="string">
            <text:p>The T'aght House of Correcti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Gaol of Sterni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Chirnun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Dhuron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3" office:value-type="string">
            <text:p>The Prison of Rhurpur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takalaam</text:p>
          </table:table-cell>
          <table:table-cell table:style-name="ce3" office:value-type="string">
            <text:p>The Begem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F'uv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The Gaol of Stughtte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Dherpke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3" office:value-type="string">
            <text:p>The Prison of Fhoche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3" office:value-type="string">
            <text:p>The Penitentiary of Bedynak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The Uthywyr Asyl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The Gaol of Gondywyr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3" office:value-type="string">
            <text:p>The Theodyn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Agryctor Asylum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Bedastyr's Gao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Agryrick Reformatory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3" office:value-type="string">
            <text:p>The Prison of Dunistyr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3" office:value-type="string">
            <text:p>The Penitentiary of Alabywyr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3" office:value-type="string">
            <text:p>The Penitentiary of Theodyval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3" office:value-type="string">
            <text:p>The Agrastyr Prison</text:p>
          </table:table-cell>
          <table:table-cell table:style-name="ce2" office:value-type="string">
            <text:p>Castle Asylu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2" office:value-type="string">
            <text:p>The Crypt of Nebuchan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2" office:value-type="string">
            <text:p>The Mausoleum of Nebuching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2" office:value-type="string">
            <text:p>The Tomb of Barov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2" office:value-type="string">
            <text:p>The Tomb of Invereh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2" office:value-type="string">
            <text:p>The Cairn of Balthob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4" office:value-type="string">
            <text:p>The Cairn of Necromul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</text:p>
          </table:table-cell>
          <table:table-cell table:style-name="ce2" office:value-type="string">
            <text:p>The Cairn of Vladobi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3" office:value-type="string">
            <text:p>The Crypt of Count Vladob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Crypt of Garomezz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Crypt of Stadani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ausoleum of Balthezi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ausoleum of Magnob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Baron Corranius'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Lord Garelar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Magnovyth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rgama</text:p>
          </table:table-cell>
          <table:table-cell table:style-name="ce2" office:value-type="string">
            <text:p>The Cairn of Marquis Barov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horiane</text:p>
          </table:table-cell>
          <table:table-cell table:style-name="ce2" office:value-type="string">
            <text:p>The Crypt of Verim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horiane</text:p>
          </table:table-cell>
          <table:table-cell table:style-name="ce2" office:value-type="string">
            <text:p>The Tomb of Verom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horiane</text:p>
          </table:table-cell>
          <table:table-cell table:style-name="ce2" office:value-type="string">
            <text:p>The Grave of Lithoghe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horiane</text:p>
          </table:table-cell>
          <table:table-cell table:style-name="ce2" office:value-type="string">
            <text:p>The Cairn of Marquis Magnen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Cairn of Lithane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rypt of Garom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rypt of Lithiva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Tomb of Barogho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Tomb of Garel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Cairn of Vladivar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k'fron</text:p>
          </table:table-cell>
          <table:table-cell table:style-name="ce2" office:value-type="string">
            <text:p>The Grave of Lord Bareny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k'fron</text:p>
          </table:table-cell>
          <table:table-cell table:style-name="ce2" office:value-type="string">
            <text:p>The Cairn of Magnez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Crypt of Magniv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Grave of Marquis Garomezz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Mausoleum of Lithivarul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Corranoth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Tomb of Baromi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Cairn of Balthime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Cairn of Necromula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Vladovor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Crypt of Invereni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Morehulon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Vladovor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Grave of Magnezul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Grave of Morimi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phesus</text:p>
          </table:table-cell>
          <table:table-cell table:style-name="ce2" office:value-type="string">
            <text:p>The Grave of Moreh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phesus</text:p>
          </table:table-cell>
          <table:table-cell table:style-name="ce2" office:value-type="string">
            <text:p>The Cairn of Corring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Crypt of Balthobo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Grave of Lithivar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Tomb of Balthezy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The Grave of Vladingezz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Mausoleum of Inverivara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Mausoleum of Vladena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Crypt of Inveren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Tomb of Magnivarul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Cairn of Vladiv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sle of Balfiera</text:p>
          </table:table-cell>
          <table:table-cell table:style-name="ce2" office:value-type="string">
            <text:p>The Mausoleum of Darkivar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sle of Balfiera</text:p>
          </table:table-cell>
          <table:table-cell table:style-name="ce2" office:value-type="string">
            <text:p>The Cairn of Vladelul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irou</text:p>
          </table:table-cell>
          <table:table-cell table:style-name="ce2" office:value-type="string">
            <text:p>The Tomb of Lithim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irou</text:p>
          </table:table-cell>
          <table:table-cell table:style-name="ce2" office:value-type="string">
            <text:p>The Tomb of Lithel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The Tomb of Magnezezz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oegria</text:p>
          </table:table-cell>
          <table:table-cell table:style-name="ce2" office:value-type="string">
            <text:p>The Cairn of Morul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nevia</text:p>
          </table:table-cell>
          <table:table-cell table:style-name="ce2" office:value-type="string">
            <text:p>The Crypt of Morivul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Balthimus'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Crypt of Balthivaro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Crypt of Inverogh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The Cairn of Vladom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takalaam</text:p>
          </table:table-cell>
          <table:table-cell table:style-name="ce2" office:value-type="string">
            <text:p>The Tomb of Verimy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Nebuchelon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The Grave of Balthezy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Tomb of Darkivar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Grave of Necromoghezza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lune</text:p>
          </table:table-cell>
          <table:table-cell table:style-name="ce2" office:value-type="string">
            <text:p>The Grave of Nebuchom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Tombof Darkuly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The Crypt of Darkimo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The Crypt of Lithinge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The Tomb of Lithehul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The Cairn of Inveroghion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The Cairn of Necromulor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2" office:value-type="string">
            <text:p>The Mausoleum of Moriv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2" office:value-type="string">
            <text:p>Inverovon's Tomb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2" office:value-type="string">
            <text:p>The Cairn of Inveromaus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bibon-Gora</text:p>
          </table:table-cell>
          <table:table-cell table:style-name="ce1" office:value-type="string">
            <text:p>Ruins of the Hold of Nalp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bibon-Gora</text:p>
          </table:table-cell>
          <table:table-cell table:style-name="ce1" office:value-type="string">
            <text:p>Ruins of Tower Darhti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bibon-Gora</text:p>
          </table:table-cell>
          <table:table-cell table:style-name="ce1" office:value-type="string">
            <text:p>Ruins of Lharkar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bibon-Gora</text:p>
          </table:table-cell>
          <table:table-cell table:style-name="ce1" office:value-type="string">
            <text:p>Ruins of The Hold of Nalp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caire</text:p>
          </table:table-cell>
          <table:table-cell table:style-name="ce1" office:value-type="string">
            <text:p>Ruins of Copperhouse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Castle Berk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Castle Kis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Fherkin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Maarp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the Hold of Sha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the Tower of Rlort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Tower Baerth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Tower Grughti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the Citadel of T'i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Merim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ik'r Desert</text:p>
          </table:table-cell>
          <table:table-cell table:style-name="ce1" office:value-type="string">
            <text:p>Ruins of Rlold'kem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nticlere</text:p>
          </table:table-cell>
          <table:table-cell table:style-name="ce1" office:value-type="string">
            <text:p>Ruins of Hearthston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nticlere</text:p>
          </table:table-cell>
          <table:table-cell table:style-name="ce1" office:value-type="string">
            <text:p>Ruins of Tower Hearth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yasofya</text:p>
          </table:table-cell>
          <table:table-cell table:style-name="ce1" office:value-type="string">
            <text:p>Ruins of Castle Lov'ke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yasofya</text:p>
          </table:table-cell>
          <table:table-cell table:style-name="ce1" office:value-type="string">
            <text:p>Ruins of Saldm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etony</text:p>
          </table:table-cell>
          <table:table-cell table:style-name="ce1" office:value-type="string">
            <text:p>Ruins of the Hold of Wickcrof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horiane</text:p>
          </table:table-cell>
          <table:table-cell table:style-name="ce1" office:value-type="string">
            <text:p>Ruins of Hearthwin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Bhoriane</text:p>
          </table:table-cell>
          <table:table-cell table:style-name="ce1" office:value-type="string">
            <text:p>Ruins of Tower Wick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enia</text:p>
          </table:table-cell>
          <table:table-cell table:style-name="ce1" office:value-type="string">
            <text:p>Ruins of Tower Copper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ggerfall</text:p>
          </table:table-cell>
          <table:table-cell table:style-name="ce1" office:value-type="string">
            <text:p>Ruins of Ashfor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ggerfall</text:p>
          </table:table-cell>
          <table:table-cell table:style-name="ce1" office:value-type="string">
            <text:p>Ruins of Gaersley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ggerfall</text:p>
          </table:table-cell>
          <table:table-cell table:style-name="ce1" office:value-type="string">
            <text:p>Ruins of Castle Gaer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ggerfall</text:p>
          </table:table-cell>
          <table:table-cell table:style-name="ce1" office:value-type="string">
            <text:p>Ruins of Gaersmith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Caagun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Castle Chur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Castle Nhect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Castle Shrugi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Cerhtom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Klardt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Citadel of Tlem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Fortress of Fhovi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Hold of Blallu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Hold of Shreve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Hold of Shrighta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Hold of Vact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Tower of Rlaj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e Tower of Sith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hirchir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ower Lurte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k'fron</text:p>
          </table:table-cell>
          <table:table-cell table:style-name="ce1" office:value-type="string">
            <text:p>Ruins of Tower Thuja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Berdar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Blos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Caacte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Castle C'osts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Castle Faaz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Castle Khugta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Castle Kluc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Saolpom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CItadel of Cha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CItadel of Ghoch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Citadel of Lhoje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Fortress of Kalli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Hold of B'ilpte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Tower of Glashk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Tower of Saur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he Tower of Vuja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Tower Calip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Fulp'kern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Fhern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1" office:value-type="string">
            <text:p>Ruins of Rerkan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Copperton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Woodhouse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Castle Buckinghous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Castle Yomsl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Hawksly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Hearthford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5" office:value-type="string">
            <text:p>Ruins of Moorston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The Tower of Hawk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The Tower of Master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Tower Moorhous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Tower Yeom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wynnen</text:p>
          </table:table-cell>
          <table:table-cell table:style-name="ce1" office:value-type="string">
            <text:p>Ruins of Yeomham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phesus</text:p>
          </table:table-cell>
          <table:table-cell table:style-name="ce1" office:value-type="string">
            <text:p>Ruins of Slufyl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phesus</text:p>
          </table:table-cell>
          <table:table-cell table:style-name="ce1" office:value-type="string">
            <text:p>Ruins of The Tower of Dhorh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Gaersmith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The Hold of Wick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Yeomham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Castle Gaercrof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Castle King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Castle Master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Castle Moor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Gaersmith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Masterston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Moorsley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Tower Bucking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Tower Yeomcrof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point</text:p>
          </table:table-cell>
          <table:table-cell table:style-name="ce1" office:value-type="string">
            <text:p>Ruins of Yeomsmith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umbra Moors</text:p>
          </table:table-cell>
          <table:table-cell table:style-name="ce1" office:value-type="string">
            <text:p>Ruins of Buckincroft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umbra Moors</text:p>
          </table:table-cell>
          <table:table-cell table:style-name="ce1" office:value-type="string">
            <text:p>Ruins of Castle Yeom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lenumbra Moors</text:p>
          </table:table-cell>
          <table:table-cell table:style-name="ce1" office:value-type="string">
            <text:p>Ruins of The Tower of Woodsl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Gaercroft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the Hold of Hawksl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the Hold of Moor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Wicking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Castle Kingsl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5" office:value-type="string">
            <text:p>Ruins of Castle Wick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5" office:value-type="string">
            <text:p>Ruins of Castle Yeom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5" office:value-type="string">
            <text:p>Ruins of Castle Yeom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5" office:value-type="string">
            <text:p>Ruins of Castle Yeom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Ashhart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Gaerhouse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Kingfield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Kingsmith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Tower Hawk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Tower King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Tower Yeomcrof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Tower Yeom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Woodham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essan Hills</text:p>
          </table:table-cell>
          <table:table-cell table:style-name="ce1" office:value-type="string">
            <text:p>Ruins of Woodwing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sle of Balfiera</text:p>
          </table:table-cell>
          <table:table-cell table:style-name="ce1" office:value-type="string">
            <text:p>Ruins of Hearthfiel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sle of Balfiera</text:p>
          </table:table-cell>
          <table:table-cell table:style-name="ce1" office:value-type="string">
            <text:p>Ruins of the Hold of Copper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sle of Balfiera</text:p>
          </table:table-cell>
          <table:table-cell table:style-name="ce1" office:value-type="string">
            <text:p>Ruins of the Hold of Green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sle of Balfiera</text:p>
          </table:table-cell>
          <table:table-cell table:style-name="ce1" office:value-type="string">
            <text:p>Ruins of Masterford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sle of Balfiera</text:p>
          </table:table-cell>
          <table:table-cell table:style-name="ce1" office:value-type="string">
            <text:p>Ruins of Hawkfield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sle of Balfiera</text:p>
          </table:table-cell>
          <table:table-cell table:style-name="ce1" office:value-type="string">
            <text:p>Ruins of Hearthcroft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irou</text:p>
          </table:table-cell>
          <table:table-cell table:style-name="ce1" office:value-type="string">
            <text:p>Ruins of Caact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irou</text:p>
          </table:table-cell>
          <table:table-cell table:style-name="ce1" office:value-type="string">
            <text:p>Ruins of The Tower of M'irk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Buckingfor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Castle Copperhar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Castle Copper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The Citadel of Wick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Copperhart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Tower Ash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Kambria</text:p>
          </table:table-cell>
          <table:table-cell table:style-name="ce1" office:value-type="string">
            <text:p>Ruins of Wicksmith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inlyn</text:p>
          </table:table-cell>
          <table:table-cell table:style-name="ce1" office:value-type="string">
            <text:p>Ruins of the Tower of Cau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enevia</text:p>
          </table:table-cell>
          <table:table-cell table:style-name="ce1" office:value-type="string">
            <text:p>Ruins of The Tower of Wick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yrkwasa</text:p>
          </table:table-cell>
          <table:table-cell table:style-name="ce1" office:value-type="string">
            <text:p>Ruins of Lhul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yrkwasa</text:p>
          </table:table-cell>
          <table:table-cell table:style-name="ce1" office:value-type="string">
            <text:p>Ruins of Castle D'irch'ker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yrkwasa</text:p>
          </table:table-cell>
          <table:table-cell table:style-name="ce1" office:value-type="string">
            <text:p>Ruins of The Fortress of F'egk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Myrkwasa</text:p>
          </table:table-cell>
          <table:table-cell table:style-name="ce1" office:value-type="string">
            <text:p>Ruins of The Fortress of Sutha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rthmoor</text:p>
          </table:table-cell>
          <table:table-cell table:style-name="ce1" office:value-type="string">
            <text:p>Ruins of Tower Gaer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orthmoor</text:p>
          </table:table-cell>
          <table:table-cell table:style-name="ce1" office:value-type="string">
            <text:p>Ruins of Tower Gaer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Hawksmith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Moorsmith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The Hold of Gaer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The Hold of King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Castle Ash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Castle Copper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Mastersmith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The Tower of Ash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Wickcroft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rsinium</text:p>
          </table:table-cell>
          <table:table-cell table:style-name="ce1" office:value-type="string">
            <text:p>Ruins of Yeomcroft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hrygias</text:p>
          </table:table-cell>
          <table:table-cell table:style-name="ce1" office:value-type="string">
            <text:p>Ruins of The Hold of Wood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hrygias</text:p>
          </table:table-cell>
          <table:table-cell table:style-name="ce1" office:value-type="string">
            <text:p>Ruins of Castle Bucking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hrygias</text:p>
          </table:table-cell>
          <table:table-cell table:style-name="ce1" office:value-type="string">
            <text:p>Ruins of Greenwing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hrygias</text:p>
          </table:table-cell>
          <table:table-cell table:style-name="ce1" office:value-type="string">
            <text:p>Ruins of Tower Hearthhar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takalaam</text:p>
          </table:table-cell>
          <table:table-cell table:style-name="ce1" office:value-type="string">
            <text:p>Ruins of The Hold of Cyarkta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atakalaam</text:p>
          </table:table-cell>
          <table:table-cell table:style-name="ce1" office:value-type="string">
            <text:p>Ruins of The Tower of M'ofylo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ntinel</text:p>
          </table:table-cell>
          <table:table-cell table:style-name="ce1" office:value-type="string">
            <text:p>Ruins of Baorcke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ntinel</text:p>
          </table:table-cell>
          <table:table-cell table:style-name="ce1" office:value-type="string">
            <text:p>Ruins of Rleldim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entinel</text:p>
          </table:table-cell>
          <table:table-cell table:style-name="ce1" office:value-type="string">
            <text:p>Ruins of Tower Vlold'ker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algora</text:p>
          </table:table-cell>
          <table:table-cell table:style-name="ce1" office:value-type="string">
            <text:p>Ruins of The Hold of King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algora</text:p>
          </table:table-cell>
          <table:table-cell table:style-name="ce1" office:value-type="string">
            <text:p>Ruins of Yeosmith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algora</text:p>
          </table:table-cell>
          <table:table-cell table:style-name="ce1" office:value-type="string">
            <text:p>Ruins of Tower King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halgora</text:p>
          </table:table-cell>
          <table:table-cell table:style-name="ce1" office:value-type="string">
            <text:p>Ruins of Tower Yeom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gonus</text:p>
          </table:table-cell>
          <table:table-cell table:style-name="ce1" office:value-type="string">
            <text:p>Ruins of Castle Balpta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gonus</text:p>
          </table:table-cell>
          <table:table-cell table:style-name="ce1" office:value-type="string">
            <text:p>Ruins of Castle B'ir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gonus</text:p>
          </table:table-cell>
          <table:table-cell table:style-name="ce1" office:value-type="string">
            <text:p>Ruins of The Citadel of Cerk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gonus</text:p>
          </table:table-cell>
          <table:table-cell table:style-name="ce1" office:value-type="string">
            <text:p>Ruins of The Tower of Varchi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D'ur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The Hold of Bes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The Hold of Stast'ke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Castle Ga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Castle Khell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Castle Kr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Castle Stullte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The Citadel of Flelpa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otambu</text:p>
          </table:table-cell>
          <table:table-cell table:style-name="ce1" office:value-type="string">
            <text:p>Ruins of The Tower of Vlovk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ulune</text:p>
          </table:table-cell>
          <table:table-cell table:style-name="ce1" office:value-type="string">
            <text:p>Ruins of Gaerham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Urvaius</text:p>
          </table:table-cell>
          <table:table-cell table:style-name="ce1" office:value-type="string">
            <text:p>Ruins of The Tower of Copper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Uvarius</text:p>
          </table:table-cell>
          <table:table-cell table:style-name="ce1" office:value-type="string">
            <text:p>Ruins of Castle Wick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yrest</text:p>
          </table:table-cell>
          <table:table-cell table:style-name="ce1" office:value-type="string">
            <text:p>Ruins of Greensly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ayrest</text:p>
          </table:table-cell>
          <table:table-cell table:style-name="ce1" office:value-type="string">
            <text:p>Ruins of Tower Hawk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Buckingls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the Hold of Bucking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Green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Greenhar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King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Moor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Wick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Wick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Wood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Hold of Yeom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Asham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Ashhart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Greening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Hawkfor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Hearthouse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Kinging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Moorhouse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Copper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Copper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Copper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Copper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Gaer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Hearthhous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Moor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Moor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Wickhouse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Wick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Wood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Wood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Yeom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Castle Yeom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Citadel of Ash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Citadel of Hawksl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The Citadel of King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The Citadel of Moor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Ashly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Buckingfield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Hearhhouse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Masterton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Wickcroft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Ruins of Yeomsmith's Gua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Ashley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Gaerford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Greenhouse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Greensley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Moorsly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Ash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Ash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Gaer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Greensl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King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King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he Tower of Woodw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Buckingfor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Copper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Copper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Greenham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Hawkcrof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Hawkfie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Kingston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Masterhart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Tower Moor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Wickfield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Woodhouse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Woodton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1" office:value-type="string">
            <text:p>Ruins of Yeomsmith Tower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kalon</text:p>
          </table:table-cell>
          <table:table-cell table:style-name="ce1" office:value-type="string">
            <text:p>Ruins of The Hold of Yeoming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kalon</text:p>
          </table:table-cell>
          <table:table-cell table:style-name="ce1" office:value-type="string">
            <text:p>Ruins of Yeomfield's Hold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kalon</text:p>
          </table:table-cell>
          <table:table-cell table:style-name="ce1" office:value-type="string">
            <text:p>Ruins of Castle Greensley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kalon</text:p>
          </table:table-cell>
          <table:table-cell table:style-name="ce1" office:value-type="string">
            <text:p>Ruins of Tower Ash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kalon</text:p>
          </table:table-cell>
          <table:table-cell table:style-name="ce1" office:value-type="string">
            <text:p>Ruins of Tower Wicksmith</text:p>
          </table:table-cell>
          <table:table-cell table:style-name="ce1" office:value-type="string">
            <text:p>Ruined Cast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bibon-Gora</text:p>
          </table:table-cell>
          <table:table-cell table:style-name="ce2" office:value-type="string">
            <text:p>Commo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Demiblothessa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Abbey of Asmiameusessa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Balulither Recto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Maelinxullah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Sepulcher of Lithehoth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k'r Desert</text:p>
          </table:table-cell>
          <table:table-cell table:style-name="ce2" office:value-type="string">
            <text:p>The Sepulcher of Stadulam</text:p>
          </table:table-cell>
          <table:table-cell table:style-name="ce2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Darknena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Kingfield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Morima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Abbey of Asmeusunah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aeluchith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ariblas Monaste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onastery of Baaelu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onastery of Baaleu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Monastery of Dispanxivah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Woodham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Vladoboth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Vladulo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ticlere</text:p>
          </table:table-cell>
          <table:table-cell table:style-name="ce2" office:value-type="string">
            <text:p>The Geroginx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rgama</text:p>
          </table:table-cell>
          <table:table-cell table:style-name="ce2" office:value-type="string">
            <text:p>The Baalogorgonera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horiane</text:p>
          </table:table-cell>
          <table:table-cell table:style-name="ce2" office:value-type="string">
            <text:p>The Hawkwing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enia</text:p>
          </table:table-cell>
          <table:table-cell table:style-name="ce2" office:value-type="string">
            <text:p>The Balonivah Recto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Garenor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Hearthhart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ggerfall</text:p>
          </table:table-cell>
          <table:table-cell table:style-name="ce2" office:value-type="string">
            <text:p>The Tristyrick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aggerfall</text:p>
          </table:table-cell>
          <table:table-cell table:style-name="ce1" office:value-type="string">
            <text:p>The Sepulcher of Darknezzar</text:p>
          </table:table-cell>
          <table:table-cell table:style-name="ce1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k'fron</text:p>
          </table:table-cell>
          <table:table-cell table:style-name="ce2" office:value-type="string">
            <text:p>The Sahodon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k'fron</text:p>
          </table:table-cell>
          <table:table-cell table:style-name="ce2" office:value-type="string">
            <text:p>The Geranx Recto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k'fron</text:p>
          </table:table-cell>
          <table:table-cell table:style-name="ce2" office:value-type="string">
            <text:p>The Morkitheressa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Darkeham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Abbey of Balilitherah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ragontail Mountains</text:p>
          </table:table-cell>
          <table:table-cell table:style-name="ce5" office:value-type="string">
            <text:p>The Sepulcher of Darkivarulon</text:p>
          </table:table-cell>
          <table:table-cell table:style-name="ce1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D'aghtun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Flill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ragontail Mountains</text:p>
          </table:table-cell>
          <table:table-cell table:style-name="ce2" office:value-type="string">
            <text:p>The T'ocht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Mastersly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Moromyth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Verova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Vladul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Hawksly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Temple of Balu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Temple of Gerexulla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Sahuaganx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Abbey of Baaluchinxiah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Abbey of Homunanxulla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Abbey of Homunoginx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Abbey of Maelorgon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Baalas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Andistyr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Uthyval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wynnen</text:p>
          </table:table-cell>
          <table:table-cell table:style-name="ce2" office:value-type="string">
            <text:p>The Hawksly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phesus</text:p>
          </table:table-cell>
          <table:table-cell table:style-name="ce2" office:value-type="string">
            <text:p>Sterna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Baron Barivarezzar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Moriv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Monastery of Homunogon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Baalebrerivah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Gererulla Monaste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Edwyval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point</text:p>
          </table:table-cell>
          <table:table-cell table:style-name="ce2" office:value-type="string">
            <text:p>The Rodyrick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Homunorgonivah's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lenumbra Moors</text:p>
          </table:table-cell>
          <table:table-cell table:style-name="ce2" office:value-type="string">
            <text:p>The Mordistyr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Hawkcroft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Inverana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Jubiblex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lessan Hills</text:p>
          </table:table-cell>
          <table:table-cell table:style-name="ce2" office:value-type="string">
            <text:p>The Bedard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sle of Balfiera</text:p>
          </table:table-cell>
          <table:table-cell table:style-name="ce2" office:value-type="string">
            <text:p>Greensly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sle of Balfiera</text:p>
          </table:table-cell>
          <table:table-cell table:style-name="ce2" office:value-type="string">
            <text:p>The Sahulessa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irou</text:p>
          </table:table-cell>
          <table:table-cell table:style-name="ce2" office:value-type="string">
            <text:p>The Gerexulla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ambria</text:p>
          </table:table-cell>
          <table:table-cell table:style-name="ce2" office:value-type="string">
            <text:p>Balthana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Balthimar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Jubiamulullah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Lainlyn</text:p>
          </table:table-cell>
          <table:table-cell table:style-name="ce1" office:value-type="string">
            <text:p>The Sepulcher of Stadezeon</text:p>
          </table:table-cell>
          <table:table-cell table:style-name="ce1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Jubul Monaste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inlyn</text:p>
          </table:table-cell>
          <table:table-cell table:style-name="ce2" office:value-type="string">
            <text:p>The Monastery of Baalibleusulla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Gerorgonuan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ournoth</text:p>
          </table:table-cell>
          <table:table-cell table:style-name="ce2" office:value-type="string">
            <text:p>The Abbey of Baleusulla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Moromulo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Dispebithullah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Dispoth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The Dispuchinxa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rthmoor</text:p>
          </table:table-cell>
          <table:table-cell table:style-name="ce2" office:value-type="string">
            <text:p>The Yeomcroft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hrygias</text:p>
          </table:table-cell>
          <table:table-cell table:style-name="ce2" office:value-type="string">
            <text:p>The Andyctor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hrygias</text:p>
          </table:table-cell>
          <table:table-cell table:style-name="ce2" office:value-type="string">
            <text:p>The Hearthhart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Maelotha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Jubilon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Monastery of Baalebron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Monastery of Homunyothiah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ntinel</text:p>
          </table:table-cell>
          <table:table-cell table:style-name="ce2" office:value-type="string">
            <text:p>The Raatham Ruins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gonus</text:p>
          </table:table-cell>
          <table:table-cell table:style-name="ce2" office:value-type="string">
            <text:p>Jubonulla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Barivi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Nharn'ker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Jubululessa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Morkiler Recto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Morkilithulla Rector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Gerulas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Blisim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The Bathrn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tambu</text:p>
          </table:table-cell>
          <table:table-cell table:style-name="ce2" office:value-type="string">
            <text:p>Vereneo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Mareriva Min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rvaius</text:p>
          </table:table-cell>
          <table:table-cell table:style-name="ce2" office:value-type="string">
            <text:p>Necromanoth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Abbey of Demanxessa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Maelither Hermitage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The Balith Cloister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ayrest</text:p>
          </table:table-cell>
          <table:table-cell table:style-name="ce2" office:value-type="string">
            <text:p>Magnova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Wrothgarian Mountains</text:p>
          </table:table-cell>
          <table:table-cell table:style-name="ce5" office:value-type="string">
            <text:p>The Sepulcher of Verulus</text:p>
          </table:table-cell>
          <table:table-cell table:style-name="ce1" office:value-type="string">
            <text:p>Graveya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Inverobeo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Morivaraus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rothgarian Mountains</text:p>
          </table:table-cell>
          <table:table-cell table:style-name="ce2" office:value-type="string">
            <text:p>Vladelon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2" office:value-type="string">
            <text:p>The Mordard Academy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Ykalon</text:p>
          </table:table-cell>
          <table:table-cell table:style-name="ce2" office:value-type="string">
            <text:p>Hawksley Hall</text:p>
          </table:table-cell>
          <table:table-cell table:style-name="ce2" office:value-type="string">
            <text:p>Ruins</text:p>
          </table:table-cell>
          <table:table-cell table:number-columns-repeated="1021"/>
        </table:table-row>
        <table:table-row table:style-name="ro2" table:number-rows-repeated="10478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euille 1'.$A$1" table:cell-range-address="$'Feuille 1'.$A$1:.$C$1290"/>
        </table:named-expressions>
      </table:table>
      <table:named-expressions/>
      <table:database-ranges>
        <table:database-range table:name="__Anonymous_Sheet_DB__0" table:target-range-address="'Feuille 1'.A1:'Feuille 1'.C12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onsolas" svg:font-family="Consola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2021-08-25</text:date>, <text:time>11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8-25T11:49:53.71</dc:date>
    <dc:creator>Benjamin Legault</dc:creator>
    <meta:editing-duration>PT30S</meta:editing-duration>
    <meta:editing-cycles>1</meta:editing-cycles>
    <meta:document-statistic meta:table-count="1" meta:cell-count="2041" meta:object-count="0"/>
  </office:meta>
</office:document-meta>
</file>